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82a3" officeooo:paragraph-rsid="001882a3"/>
    </style:style>
    <style:style style:name="P2" style:family="paragraph" style:parent-style-name="Standard">
      <style:text-properties officeooo:rsid="0019317e" officeooo:paragraph-rsid="0019317e"/>
    </style:style>
    <style:style style:name="P3" style:family="paragraph" style:parent-style-name="Standard">
      <style:text-properties officeooo:rsid="00198c7b" officeooo:paragraph-rsid="00198c7b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98c7b" officeooo:paragraph-rsid="00198c7b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1c784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e2ce3" officeooo:paragraph-rsid="001e2ce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10336" officeooo:paragraph-rsid="00210336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36bad" officeooo:paragraph-rsid="00236ba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36bad" officeooo:paragraph-rsid="00252c92" style:font-weight-asian="bold" style:font-weight-complex="bold"/>
    </style:style>
    <style:style style:name="P10" style:family="paragraph" style:parent-style-name="Standard">
      <style:text-properties officeooo:paragraph-rsid="001c784d"/>
    </style:style>
    <style:style style:name="P11" style:family="paragraph" style:parent-style-name="Standard">
      <style:text-properties style:text-underline-style="none" fo:font-weight="bold" officeooo:rsid="00210336" officeooo:paragraph-rsid="00210336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b718a" officeooo:paragraph-rsid="001b718a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c784d" officeooo:paragraph-rsid="001c784d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1e2ce3" officeooo:paragraph-rsid="001e2ce3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1b17c5" officeooo:paragraph-rsid="001b718a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b718a" officeooo:paragraph-rsid="001b718a" style:font-weight-asian="normal" style:font-weight-complex="normal"/>
    </style:style>
    <style:style style:name="P17" style:family="paragraph" style:parent-style-name="Standard">
      <style:text-properties fo:background-color="#ffff00"/>
    </style:style>
    <style:style style:name="P18" style:family="paragraph" style:parent-style-name="Text_20_body">
      <style:text-properties officeooo:paragraph-rsid="00288e44"/>
    </style:style>
    <style:style style:name="P19" style:family="paragraph" style:parent-style-name="Standard" style:master-page-name="Standard">
      <style:paragraph-properties style:page-number="auto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0" style:family="paragraph" style:parent-style-name="List_20_Paragraph" style:list-style-name="WWNum1">
      <style:text-properties fo:background-color="#ffff00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b17c5" style:font-weight-asian="normal" style:font-weight-complex="normal"/>
    </style:style>
    <style:style style:name="T4" style:family="text">
      <style:text-properties style:text-underline-style="none" fo:font-weight="normal" officeooo:rsid="001b718a" style:font-weight-asian="normal" style:font-weight-complex="normal"/>
    </style:style>
    <style:style style:name="T5" style:family="text">
      <style:text-properties style:text-underline-style="none" fo:font-weight="normal" officeooo:rsid="001c784d" style:font-weight-asian="normal" style:font-weight-complex="normal"/>
    </style:style>
    <style:style style:name="T6" style:family="text">
      <style:text-properties officeooo:rsid="001b718a"/>
    </style:style>
    <style:style style:name="T7" style:family="text">
      <style:text-properties fo:font-weight="bold" officeooo:rsid="00288e44" style:font-weight-asian="bold" style:font-weight-complex="bold"/>
    </style:style>
    <style:style style:name="T8" style:family="text">
      <style:text-properties fo:font-weight="bold" officeooo:rsid="002a7e87" style:font-weight-asian="bold" style:font-weight-complex="bold"/>
    </style:style>
    <style:style style:name="T9" style:family="text">
      <style:text-properties officeooo:rsid="0022d773"/>
    </style:style>
    <style:style style:name="T10" style:family="text">
      <style:text-properties officeooo:rsid="00252c92"/>
    </style:style>
    <style:style style:name="T11" style:family="text">
      <style:text-properties officeooo:rsid="00288e44"/>
    </style:style>
    <style:style style:name="T12" style:family="text">
      <style:text-properties fo:font-style="italic" fo:font-weight="bold" officeooo:rsid="00288e44" style:font-style-asian="italic" style:font-weight-asian="bold" style:font-style-complex="italic" style:font-weight-complex="bold"/>
    </style:style>
    <style:style style:name="T13" style:family="text">
      <style:text-properties officeooo:rsid="002a7e87"/>
    </style:style>
    <style:style style:name="T14" style:family="text">
      <style:text-properties officeooo:rsid="002ea5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 text:c="2"/>Lambda Expression</text:p>
      <text:p text:style-name="Standard"/>
      <text:p text:style-name="Standard">Public void print()<text:line-break/>{</text:p>
      <text:p text:style-name="Standard">Soup(“Hello”);</text:p>
      <text:p text:style-name="Standard">}</text:p>
      <text:p text:style-name="Standard"/>
      <text:p text:style-name="P17">But lamda is </text:p>
      <text:p text:style-name="P17">No modifiers</text:p>
      <text:p text:style-name="P17">No return type</text:p>
      <text:p text:style-name="P17">No Method Name</text:p>
      <text:p text:style-name="Standard"/>
      <text:list xml:id="list2821201026" text:style-name="WWNum1">
        <text:list-item>
          <text:p text:style-name="P20">3 nos </text:p>
        </text:list-item>
      </text:list>
      <text:p text:style-name="Standard"><text:span text:style-name="T1">Public void print</text:span>()<text:line-break/>{</text:p>
      <text:p text:style-name="Standard">Soup(“Hello”);</text:p>
      <text:p text:style-name="Standard">}</text:p>
      <text:p text:style-name="Standard"/>
      <text:p text:style-name="Standard"/>
      <text:p text:style-name="Standard"/>
      <text:list xml:id="list203317038160708" text:continue-numbering="true" text:style-name="WWNum1">
        <text:list-item>
          <text:p text:style-name="P20">Then we have to combine () with <text:s/>method body {}</text:p>
        </text:list-item>
      </text:list>
      <text:p text:style-name="Standard">()-&gt;{ Soup(“Hello”);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03316738554227" text:continue-numbering="true" text:style-name="WWNum1">
        <text:list-item>
          <text:p text:style-name="P20">So this have only one line we can simplify more if one line no curly braces</text:p>
        </text:list-item>
      </text:list>
      <text:p text:style-name="Standard"><text:soft-page-break/>()-&gt;Soup(“Hello”);</text:p>
      <text:p text:style-name="Standard"/>
      <text:p text:style-name="Standard"/>
      <text:p text:style-name="Standard"/>
      <text:list xml:id="list203316911403918" text:continue-numbering="true" text:style-name="WWNum1">
        <text:list-item>
          <text:p text:style-name="P20">And because of the type inference(compiler can identify types) we don’t want types inside method parameters</text:p>
        </text:list-item>
      </text:list>
      <text:p text:style-name="Standard">(int x,int y)-&gt;Soup(x+y);</text:p>
      <text:p text:style-name="Standard">( x, y)-&gt;Soup(x+y);</text:p>
      <text:p text:style-name="Standard"/>
      <text:p text:style-name="Standard"/>
      <text:p text:style-name="Standard"/>
      <text:p text:style-name="Standard"/>
      <text:list xml:id="list203316533020653" text:continue-numbering="true" text:style-name="WWNum1">
        <text:list-item>
          <text:p text:style-name="P20">Even this works no return keyword needed</text:p>
        </text:list-item>
      </text:list>
      <text:p text:style-name="Standard">( y)-&gt; return (y*y);</text:p>
      <text:p text:style-name="Standard">(y)-&gt;(y*y);</text:p>
      <text:p text:style-name="Standard"/>
      <text:p text:style-name="Standard">Lets talk more about lambda expressions</text:p>
      <text:p text:style-name="Standard"/>
      <text:p text:style-name="P1">immutablility- an immutable object is an object whose state cannot</text:p>
      <text:p text:style-name="P1">be modified after it is created.(Best example java Strings).</text:p>
      <text:p text:style-name="P1"/>
      <text:p text:style-name="P1">Mutablility- the State of the object can be changed after the creation</text:p>
      <text:p text:style-name="P2"/>
      <text:p text:style-name="P2"/>
      <text:p text:style-name="P3">ahhhk ! More immutability is more objects because if object state can not be change we must make new objects with new modifications? </text:p>
      <text:p text:style-name="P4">But no<text:span text:style-name="T2"> java 8 use git (version control )like thing to these modifications </text:span><text:span text:style-name="T3">no full copy is made its making smart copy.</text:span></text:p>
      <text:p text:style-name="P15"><text:s/></text:p>
      <text:p text:style-name="P15"/>
      <text:p text:style-name="P15"/>
      <text:p text:style-name="P12"><text:soft-page-break/>Objects are first class citizens in java</text:p>
      <text:p text:style-name="P16">can pass object to objects</text:p>
      <text:p text:style-name="P16">can pass object within function</text:p>
      <text:p text:style-name="P16">can return object from function</text:p>
      <text:p text:style-name="P12"/>
      <text:p text:style-name="P13"/>
      <text:p text:style-name="P13">But in Higer order functions</text:p>
      <text:p text:style-name="P10"><text:span text:style-name="T4">can pass </text:span><text:span text:style-name="T5">functions</text:span><text:span text:style-name="T4"> to objects</text:span></text:p>
      <text:p text:style-name="P10"><text:span text:style-name="T4">can pass </text:span><text:span text:style-name="T5">function</text:span><text:span text:style-name="T4"> within function</text:span></text:p>
      <text:p text:style-name="P10"><text:span text:style-name="T4">can return </text:span><text:span text:style-name="T5">function</text:span><text:span text:style-name="T4"> from function</text:span></text:p>
      <text:p text:style-name="P5"/>
      <text:p text:style-name="P6"><text:span text:style-name="T6">B</text:span>ut this functions need to be pure</text:p>
      <text:p text:style-name="P14">That means </text:p>
      <text:p text:style-name="P14">1. does not change anything.</text:p>
      <text:p text:style-name="P14">2. does not depend on anything that changes :-( → int a[]={123}; :-)</text:p>
      <text:p text:style-name="P14"/>
      <text:p text:style-name="P6"/>
      <text:p text:style-name="P7"/>
      <text:p text:style-name="P7">High Ceromony is not good for a code <text:span text:style-name="T9">lambda avoid it</text:span></text:p>
      <text:p text:style-name="P8">1.</text:p>
      <text:p text:style-name="P11">new Thread(</text:p>
      <text:p text:style-name="P11">new Runnable(){</text:p>
      <text:p text:style-name="P11">public void run(){ System.out.println("High ceremony");}</text:p>
      <text:p text:style-name="P11">}).start();</text:p>
      <text:p text:style-name="P11"/>
      <text:p text:style-name="P7">new Thread(()-&gt;System.out.println("Code Reduced")).start();</text:p>
      <text:p text:style-name="P7"/>
      <text:p text:style-name="P7"/>
      <text:p text:style-name="P8"/>
      <text:p text:style-name="P8"/>
      <text:p text:style-name="P8"><text:soft-page-break/>2.</text:p>
      <text:p text:style-name="P8">Arrays.asList(1,2,4,5,6,7).forEach((Integer e)→System.out.println(e));</text:p>
      <text:p text:style-name="P8"/>
      <text:p text:style-name="P8">Arrays.asList(1,2,4,5,6,7).forEach(e→System.out.println(e));</text:p>
      <text:p text:style-name="P8"/>
      <text:p text:style-name="P9">Arrays.asList(1,2,4,5,6,7).forEach(System.out::println); </text:p>
      <text:p text:style-name="P9">--<text:span text:style-name="T10">Method References</text:span></text:p>
      <text:p text:style-name="P9"/>
      <text:p text:style-name="P9"/>
      <text:h text:style-name="Heading_20_1" text:outline-level="1"><text:span text:style-name="Emphasis"/></text:h>
      <text:h text:style-name="Heading_20_1" text:outline-level="1"><text:span text:style-name="Emphasis">The difference is in imparative style java we allways tell what to do and how <text:s/>to do . </text:span></text:h>
      <text:h text:style-name="Heading_20_1" text:outline-level="1"><text:span text:style-name="Emphasis">But in declarative style of coding we tell what to do and save time.</text:span></text:h>
      <text:p text:style-name="Text_20_body"><text:span text:style-name="Emphasis"/></text:p>
      <text:p text:style-name="P18"><text:span text:style-name="Emphasis"><text:span text:style-name="T11">But remember we said this lambda functions not </text:span></text:span><text:span text:style-name="Emphasis"><text:span text:style-name="T12">modify</text:span></text:span><text:span text:style-name="Emphasis"><text:span text:style-name="T11"> anything and not </text:span></text:span><text:span text:style-name="Emphasis"><text:span text:style-name="T7">depending</text:span></text:span><text:span text:style-name="Emphasis"><text:span text:style-name="T11"> on anything that </text:span></text:span><text:span text:style-name="Emphasis"><text:span text:style-name="T13">will</text:span></text:span><text:span text:style-name="Emphasis"><text:span text:style-name="T11"> </text:span></text:span><text:span text:style-name="Emphasis"><text:span text:style-name="T7">change</text:span></text:span><text:span text:style-name="Emphasis"><text:span text:style-name="T11"> <text:s/></text:span></text:span><text:span text:style-name="Emphasis"><text:span text:style-name="T13">so you can run it </text:span></text:span><text:span text:style-name="Emphasis"><text:span text:style-name="T8">now</text:span></text:span><text:span text:style-name="Emphasis"><text:span text:style-name="T13"> </text:span></text:span><text:span text:style-name="Emphasis"><text:span text:style-name="T8">later</text:span></text:span><text:span text:style-name="Emphasis"><text:span text:style-name="T13"> or </text:span></text:span><text:span text:style-name="Emphasis"><text:span text:style-name="T8">never</text:span></text:span><text:span text:style-name="Emphasis"><text:span text:style-name="T13">.</text:span></text:span><text:span text:style-name="Emphasis"><text:span text:style-name="T11"> </text:span></text:span></text:p>
      <text:p text:style-name="P18"><text:span text:style-name="Emphasis"/></text:p>
      <text:p text:style-name="Text_20_body"><text:span text:style-name="Emphasis"/></text:p>
      <text:p text:style-name="Standard"><text:span text:style-name="Emphasis">// dont cheat java its dangerouse</text:span></text:p>
      <text:p text:style-name="Standard"/>
      <text:p text:style-name="Standard">// This closure fulfil 1 st rule do not modify anything</text:p>
      <text:p text:style-name="Standard">// But what about do not depend on anything that changes</text:p>
      <text:p text:style-name="Standard"/>
      <text:p text:style-name="Standard">// Yes it depends on factor but this factor is effectively final</text:p>
      <text:p text:style-name="Standard">// That means factor is not modified after declaration</text:p>
      <text:p text:style-name="Standard">// java smartly knows it.</text:p>
      <text:p text:style-name="Standard">// Before java 8 we must add final but in java 8</text:p>
      <text:p text:style-name="Standard"><text:soft-page-break/>// we dont need to tell this is final if we behave well</text:p>
      <text:p text:style-name="Standard"/>
      <text:p text:style-name="Standard">int factor = 10;</text:p>
      <text:p text:style-name="Standard">Stream&lt;Integer&gt; noStream = Arrays.asList(5, 4, 3, 2, 1).stream().map(e -&gt; e * factor);</text:p>
      <text:p text:style-name="Standard">// factor = 11; error: local variables referenced from a lambda expression must</text:p>
      <text:p text:style-name="Standard">// be final or effectively final</text:p>
      <text:p text:style-name="Standard">noStream.forEach(System.out::println);</text:p>
      <text:p text:style-name="Standard">// factor = 11; error: local variables referenced from a lambda expression must</text:p>
      <text:p text:style-name="Standard">// be final or effectively final</text:p>
      <text:p text:style-name="Standard">// lang like javascript and c# dont prtect u like this it gives all the freedom</text:p>
      <text:p text:style-name="Standard">// but it comes with outcomes</text:p>
      <text:p text:style-name="Standard"/>
      <text:p text:style-name="Standard">System.out.println("_________________________");</text:p>
      <text:p text:style-name="Standard">// we can cheat java like this but we are screwing ourself</text:p>
      <text:p text:style-name="Standard">int factor1[] = { 10 };</text:p>
      <text:p text:style-name="Standard">Stream&lt;Integer&gt; noStream1 = Arrays.asList(5, 4, 3, 2, 1).stream().map(e -&gt; e * factor1[0]);</text:p>
      <text:p text:style-name="Standard">factor1[0] = 1000;</text:p>
      <text:p text:style-name="Standard">// see it multiplied by 1000 not 10 becuase it wait till terminal operation to</text:p>
      <text:p text:style-name="Standard">// execute stream <text:span text:style-name="T14">so changes we do to factor[0] .affect to the foreach </text:span></text:p>
      <text:p text:style-name="Standard">noStream1.forEach(System.out::println);</text:p>
      <text:p text:style-name="Standard">// no affect on stream</text:p>
      <text:p text:style-name="Standard">factor1[0] = -10;</text:p>
      <text:p text:style-name="Text_20_body"><text:span text:style-name="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shan</meta:initial-creator>
    <meta:editing-cycles>36</meta:editing-cycles>
    <meta:creation-date>2020-05-19T14:41:00</meta:creation-date>
    <dc:date>2020-12-19T20:33:16.222665156</dc:date>
    <meta:editing-duration>PT8H2M20S</meta:editing-duration>
    <meta:generator>LibreOffice/6.4.6.2$Linux_X86_64 LibreOffice_project/40$Build-2</meta:generator>
    <meta:document-statistic meta:table-count="0" meta:image-count="0" meta:object-count="0" meta:page-count="5" meta:paragraph-count="83" meta:word-count="565" meta:character-count="3459" meta:non-whitespace-character-count="29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